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27D4064B82A2A2E95FA.jpg" manifest:media-type="image/jpeg"/>
  <manifest:file-entry manifest:full-path="Pictures/1000020100000257000001E0464C34F85E0E2B90.png" manifest:media-type="image/png"/>
  <manifest:file-entry manifest:full-path="Pictures/100000000000050000000320CEA38261E5B40F31.jpg" manifest:media-type="image/jpeg"/>
  <manifest:file-entry manifest:full-path="Pictures/10000000000003A7000004FF9E566DE770B80868.jpg" manifest:media-type="image/jpeg"/>
  <manifest:file-entry manifest:full-path="Pictures/1000000000000780000004385E4A92FB888A207D.jpg" manifest:media-type="image/jpeg"/>
  <manifest:file-entry manifest:full-path="Pictures/10000201000004480000023983DBE0B6CA37E5D4.png" manifest:media-type="image/png"/>
  <manifest:file-entry manifest:full-path="Pictures/10000000000003A2000002B9CE5215162DD2307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33.921cm" svg:height="21.2cm" svg:x="-2.76cm" svg:y="0cm">
          <draw:image xlink:href="Pictures/100000000000050000000320CEA38261E5B40F3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The school</text:span></text:p>
          </draw:text-box>
        </draw:frame>
        <draw:frame draw:style-name="gr1" draw:text-style-name="P2" draw:layer="layout" svg:width="27.999cm" svg:height="15.749cm" svg:x="0cm" svg:y="4.4cm">
          <draw:image xlink:href="Pictures/1000000000000780000004385E4A92FB888A207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The swimmingpool</text:span></text:p>
          </draw:text-box>
        </draw:frame>
        <draw:frame draw:style-name="gr1" draw:text-style-name="P2" draw:layer="layout" svg:width="22.8cm" svg:height="17.087cm" svg:x="3cm" svg:y="3.713cm">
          <draw:image xlink:href="Pictures/10000000000003A2000002B9CE5215162DD230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The program</text:span></text:p>
          </draw:text-box>
        </draw:frame>
        <draw:frame draw:style-name="gr1" draw:text-style-name="P2" draw:layer="layout" svg:width="27.74cm" svg:height="14.4cm" svg:x="0.06cm" svg:y="4.8cm">
          <draw:image xlink:href="Pictures/10000201000004480000023983DBE0B6CA37E5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Standards</text:span></text:p>
          </draw:text-box>
        </draw:frame>
        <draw:frame draw:style-name="gr1" draw:text-style-name="P2" draw:layer="layout" svg:width="19.017cm" svg:height="15.239cm" svg:x="4.204cm" svg:y="5cm">
          <draw:image xlink:href="Pictures/1000020100000257000001E0464C34F85E0E2B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12.2cm" svg:height="3.506cm" svg:x="0.2cm" svg:y="6.094cm" presentation:class="title" presentation:user-transformed="true">
          <draw:text-box>
            <text:p text:style-name="P3"><text:span text:style-name="T1">Exams</text:span></text:p>
          </draw:text-box>
        </draw:frame>
        <draw:frame draw:style-name="gr1" draw:text-style-name="P2" draw:layer="layout" svg:width="15.35cm" svg:height="20.999cm" svg:x="12.6cm" svg:y="0.083cm">
          <draw:image xlink:href="Pictures/10000000000003A7000004FF9E566DE770B8086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3" draw:layer="layout" svg:width="25.199cm" svg:height="3.506cm" svg:x="1.4cm" svg:y="0.719cm" presentation:class="title" presentation:user-transformed="true">
          <draw:text-box>
            <text:p text:style-name="P3"><text:span text:style-name="T1">Conclusion</text:span></text:p>
          </draw:text-box>
        </draw:frame>
        <draw:frame draw:style-name="gr1" draw:text-style-name="P2" draw:layer="layout" svg:width="17.919cm" svg:height="17.835cm" svg:x="5.4cm" svg:y="3.226cm">
          <draw:image xlink:href="Pictures/10000000000002800000027D4064B82A2A2E95F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4T03:09:13.286051582</meta:creation-date>
    <dc:date>2016-04-04T03:38:05.048268833</dc:date>
    <meta:editing-duration>PT13M40S</meta:editing-duration>
    <meta:editing-cycles>3</meta:editing-cycles>
    <meta:generator>LibreOffice/5.0.5.2$Linux_X86_64 LibreOffice_project/00m0$Build-2</meta:generator>
    <meta:document-statistic meta:object-count="50"/>
  </office:meta>
</office:document-meta>
</file>